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62649094129255110" text:style-name="L1">
        <text:list-item>
          <text:p text:style-name="P1">intro</text:p>
          <text:list>
            <text:list-item>
              <text:p text:style-name="P2">qu'est ce que latex ?</text:p>
            </text:list-item>
            <text:list-item>
              <text:p text:style-name="P2">création et lecture facile</text:p>
            </text:list-item>
            <text:list-item>
              <text:p text:style-name="P2">permet de créer principalement des docs au format...</text:p>
            </text:list-item>
            <text:list-item>
              <text:p text:style-name="P2">formel, respecte les standards de (2 choses)</text:p>
            </text:list-item>
            <text:list-item>
              <text:p text:style-name="P2">optimisé pour l'affichage de...</text:p>
            </text:list-item>
            <text:list-item>
              <text:p text:style-name="P2">2 milieux professionnels utilisent énormément latex</text:p>
            </text:list-item>
            <text:list-item>
              <text:p text:style-name="P2">comment sont les documents latex a la lecture ?</text:p>
            </text:list-item>
          </text:list>
        </text:list-item>
        <text:list-item>
          <text:p text:style-name="P1">découvrez latex</text:p>
          <text:list>
            <text:list-item>
              <text:p text:style-name="P1">qu'est ce que latex ?</text:p>
              <text:list>
                <text:list-item>
                  <text:p text:style-name="P1">généralités</text:p>
                  <text:list>
                    <text:list-item>
                      <text:p text:style-name="P2">prononciation latex</text:p>
                    </text:list-item>
                    <text:list-item>
                      <text:p text:style-name="P2">entre forme et fond, qu'est ce qui est géré par l'utilisateur / par latex ?</text:p>
                    </text:list-item>
                    <text:list-item>
                      <text:p text:style-name="P2">langage web auquel on pourrait comparer latex</text:p>
                    </text:list-item>
                    <text:list-item>
                      <text:p text:style-name="P2">si latex choisit de changer la mise en page, accepter ?</text:p>
                    </text:list-item>
                  </text:list>
                </text:list-item>
                <text:list-item>
                  <text:p text:style-name="P1">word VS latex</text:p>
                  <text:list>
                    <text:list-item>
                      <text:p text:style-name="P1">comparatif général</text:p>
                      <text:list>
                        <text:list-item>
                          <text:p text:style-name="P2">niveau forme / fond</text:p>
                        </text:list-item>
                      </text:list>
                    </text:list-item>
                    <text:list-item>
                      <text:p text:style-name="P1">avantages de latex</text:p>
                      <text:list>
                        <text:list-item>
                          <text:p text:style-name="P2">changer une caractéristique (la police de tous les titres par ex)... Compliqué ?</text:p>
                        </text:list-item>
                        <text:list-item>
                          <text:p text:style-name="P3">6 qualités de latex assez importantes</text:p>
                        </text:list-item>
                      </text:list>
                    </text:list-item>
                    <text:list-item>
                      <text:p text:style-name="P1">rétrocompatibilité</text:p>
                      <text:list>
                        <text:list-item>
                          <text:p text:style-name="P2">qu'est ce que c'est ?</text:p>
                        </text:list-item>
                        <text:list-item>
                          <text:p text:style-name="P2">Problème (très famillier) vus souvent quand pas rétrocompatible</text:p>
                        </text:list-item>
                        <text:list-item>
                          <text:p text:style-name="P2">Latex gère ?</text:p>
                        </text:list-item>
                        <text:list-item>
                          <text:p text:style-name="P2">avantages dans quels cas ? (deuxième avantage plutot du a portabilité)</text:p>
                        </text:list-item>
                        <text:list-item>
                          <text:p text:style-name="P2">format qu'on choisit souvent pour nos docs a avantage similaire</text:p>
                        </text:list-item>
                        <text:list-item>
                          <text:p text:style-name="P2">choses pour lesquelles la rétrocompatibilité peut parfois ne pas être assurée</text:p>
                        </text:list-item>
                        <text:list-item>
                          <text:p text:style-name="P2">wysiwyg → gèrent ça ?</text:p>
                        </text:list-item>
                        <text:list-item>
                          <text:p text:style-name="P3">avantages latex résumés en 5 points</text:p>
                        </text:list-item>
                      </text:list>
                    </text:list-item>
                  </text:list>
                </text:list-item>
                <text:list-item>
                  <text:p text:style-name="P1">historique rapide</text:p>
                  <text:list>
                    <text:list-item>
                      <text:p text:style-name="P3">création de tex (par qui et pourquoi ?)</text:p>
                    </text:list-item>
                    <text:list-item>
                      <text:p text:style-name="P3">création de latex (idem)</text:p>
                    </text:list-item>
                  </text:list>
                </text:list-item>
              </text:list>
            </text:list-item>
            <text:list-item>
              <text:p text:style-name="P1">installer latex</text:p>
              <text:list>
                <text:list-item>
                  <text:p text:style-name="P1">documents qu'on voudra créer avec latex : 2 types (un déjà vu)</text:p>
                </text:list-item>
                <text:list-item>
                  <text:p text:style-name="P1">deuxième type (pas celui déjà vu) : qu'est ce que c'est ? (particularité)</text:p>
                </text:list-item>
                <text:list-item>
                  <text:p text:style-name="P1">3 catégories de logiciels utilisés pour faire du latex (noms + utilité)</text:p>
                  <text:list>
                    <text:list-item>
                      <text:p text:style-name="P1">pour la 3ème cat, 3 sous cat possibles. Caractéristiques de chaque.</text:p>
                    </text:list-item>
                    <text:list-item>
                      <text:p text:style-name="P1">pour mac, possibilité d'avoir tout en un (nom logiciel en question...)</text:p>
                    </text:list-item>
                  </text:list>
                </text:list-item>
              </text:list>
            </text:list-item>
            <text:list-item>
              <text:p text:style-name="P1">structurer son premier document</text:p>
              <text:list>
                <text:list-item>
                  <text:p text:style-name="P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5T11:10:04</meta:creation-date>
    <dc:date>2014-10-11T18:33:36</dc:date>
    <dc:creator>yjfjyf jjku</dc:creator>
    <meta:editing-duration>PT11H52M7S</meta:editing-duration>
    <meta:editing-cycles>61</meta:editing-cycles>
    <meta:generator>OpenOffice/4.0.0$Unix OpenOffice.org_project/400m3$Build-9702</meta:generator>
    <meta:document-statistic meta:table-count="0" meta:image-count="0" meta:object-count="0" meta:page-count="1" meta:paragraph-count="40" meta:word-count="297" meta:character-count="1592"/>
  </office:meta>
</office:document-meta>
</file>